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D000002F141768263F353B7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8.861cm" svg:height="12.714cm" draw:z-index="0"><draw:image xlink:href="Pictures/100000000000045D000002F141768263F353B7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08:31:05.275614291</meta:creation-date>
    <dc:date>2024-10-15T08:32:00.295824173</dc:date>
    <meta:editing-duration>PT5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